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rader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apName</text:p>
          </table:table-cell>
          <table:table-cell office:value-type="string" calcext:value-type="string">
            <text:p>problemIndex</text:p>
          </table:table-cell>
          <table:table-cell office:value-type="string" calcext:value-type="string">
            <text:p>numStep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spent</text:p>
          </table:table-cell>
          <table:table-cell table:style-name="Default"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813263" calcext:value-type="float">
            <text:p>4.813263</text:p>
          </table:table-cell>
          <table:table-cell office:value-type="float" office:value="0.00432157301111147" calcext:value-type="float">
            <text:p>0.00432157301111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410666" calcext:value-type="float">
            <text:p>5.410666</text:p>
          </table:table-cell>
          <table:table-cell office:value-type="float" office:value="0.0051238000014564" calcext:value-type="float">
            <text:p>0.00512380000145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6.660103" calcext:value-type="float">
            <text:p>26.660103</text:p>
          </table:table-cell>
          <table:table-cell office:value-type="float" office:value="0.0899514580087271" calcext:value-type="float">
            <text:p>0.08995145800872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RT</text:p>
          </table:table-cell>
          <table:table-cell table:formula="of:=AVERAGE([.E2:.E21])" office:value-type="float" office:value="11.42872315" calcext:value-type="float">
            <text:p>11.42872315</text:p>
          </table:table-cell>
          <table:table-cell table:formula="of:=AVERAGE([.F2:.F21])" office:value-type="float" office:value="0.0838778870529495" calcext:value-type="float">
            <text:p>0.0838778870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.670275" calcext:value-type="float">
            <text:p>1.670275</text:p>
          </table:table-cell>
          <table:table-cell office:value-type="float" office:value="0.00634208499104716" calcext:value-type="float">
            <text:p>0.00634208499104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RTC</text:p>
          </table:table-cell>
          <table:table-cell table:formula="of:=AVERAGE([.E23:.E41])" office:value-type="float" office:value="11.7231249473684" calcext:value-type="float">
            <text:p>11.7231249473684</text:p>
          </table:table-cell>
          <table:table-cell table:formula="of:=AVERAGE([.F23:.F41])" office:value-type="float" office:value="0.038143705474029" calcext:value-type="float">
            <text:p>0.038143705474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.22779" calcext:value-type="float">
            <text:p>8.22779</text:p>
          </table:table-cell>
          <table:table-cell office:value-type="float" office:value="0.00865365599747747" calcext:value-type="float">
            <text:p>0.00865365599747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RTS</text:p>
          </table:table-cell>
          <table:table-cell table:formula="of:=AVERAGE([.E42:.E61])" office:value-type="float" office:value="10.49352195" calcext:value-type="float">
            <text:p>10.49352195</text:p>
          </table:table-cell>
          <table:table-cell table:formula="of:=AVERAGE([.F42:.F61])" office:value-type="float" office:value="0.0175740097991365" calcext:value-type="float">
            <text:p>0.017574009799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.983092" calcext:value-type="float">
            <text:p>7.983092</text:p>
          </table:table-cell>
          <table:table-cell office:value-type="float" office:value="0.0823246740037576" calcext:value-type="float">
            <text:p>0.08232467400375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M</text:p>
          </table:table-cell>
          <table:table-cell table:formula="of:=AVERAGE([.E62:.E81])" office:value-type="float" office:value="13.3852894628718" calcext:value-type="float">
            <text:p>13.3852894628718</text:p>
          </table:table-cell>
          <table:table-cell table:formula="of:=AVERAGE([.F62:.F81])" office:value-type="float" office:value="0.115174028648471" calcext:value-type="float">
            <text:p>0.11517402864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1.705423" calcext:value-type="float">
            <text:p>11.705423</text:p>
          </table:table-cell>
          <table:table-cell office:value-type="float" office:value="0.0140367170097306" calcext:value-type="float">
            <text:p>0.01403671700973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2.925886" calcext:value-type="float">
            <text:p>32.925886</text:p>
          </table:table-cell>
          <table:table-cell office:value-type="float" office:value="0.597569636011031" calcext:value-type="float">
            <text:p>0.59756963601103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5.352387" calcext:value-type="float">
            <text:p>25.352387</text:p>
          </table:table-cell>
          <table:table-cell office:value-type="float" office:value="0.559170363994781" calcext:value-type="float">
            <text:p>0.55917036399478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3.456921" calcext:value-type="float">
            <text:p>13.456921</text:p>
          </table:table-cell>
          <table:table-cell office:value-type="float" office:value="0.0146244979987387" calcext:value-type="float">
            <text:p>0.01462449799873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1.979699" calcext:value-type="float">
            <text:p>11.979699</text:p>
          </table:table-cell>
          <table:table-cell office:value-type="float" office:value="0.0826417630014475" calcext:value-type="float">
            <text:p>0.08264176300144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7.535639" calcext:value-type="float">
            <text:p>7.535639</text:p>
          </table:table-cell>
          <table:table-cell office:value-type="float" office:value="0.00662738500977866" calcext:value-type="float">
            <text:p>0.00662738500977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.8725" calcext:value-type="float">
            <text:p>6.8725</text:p>
          </table:table-cell>
          <table:table-cell office:value-type="float" office:value="0.0320408870029496" calcext:value-type="float">
            <text:p>0.0320408870029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.155121" calcext:value-type="float">
            <text:p>5.155121</text:p>
          </table:table-cell>
          <table:table-cell office:value-type="float" office:value="0.00588682299712673" calcext:value-type="float">
            <text:p>0.00588682299712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6.755875" calcext:value-type="float">
            <text:p>6.755875</text:p>
          </table:table-cell>
          <table:table-cell office:value-type="float" office:value="0.0058889970096061" calcext:value-type="float">
            <text:p>0.00588899700960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7.295878" calcext:value-type="float">
            <text:p>17.295878</text:p>
          </table:table-cell>
          <table:table-cell office:value-type="float" office:value="0.0635766170016723" calcext:value-type="float">
            <text:p>0.06357661700167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9.172679" calcext:value-type="float">
            <text:p>9.172679</text:p>
          </table:table-cell>
          <table:table-cell office:value-type="float" office:value="0.0107135809957981" calcext:value-type="float">
            <text:p>0.01071358099579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.566317" calcext:value-type="float">
            <text:p>2.566317</text:p>
          </table:table-cell>
          <table:table-cell office:value-type="float" office:value="0.00630584600730799" calcext:value-type="float">
            <text:p>0.00630584600730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.502727" calcext:value-type="float">
            <text:p>5.502727</text:p>
          </table:table-cell>
          <table:table-cell office:value-type="float" office:value="0.00560929800849408" calcext:value-type="float">
            <text:p>0.00560929800849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7.532222" calcext:value-type="float">
            <text:p>17.532222</text:p>
          </table:table-cell>
          <table:table-cell office:value-type="float" office:value="0.0761480829969514" calcext:value-type="float">
            <text:p>0.07614808299695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630523" calcext:value-type="float">
            <text:p>4.630523</text:p>
          </table:table-cell>
          <table:table-cell office:value-type="float" office:value="0.00415855500614271" calcext:value-type="float">
            <text:p>0.00415855500614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.423686" calcext:value-type="float">
            <text:p>6.423686</text:p>
          </table:table-cell>
          <table:table-cell office:value-type="float" office:value="0.00447330099996179" calcext:value-type="float">
            <text:p>0.00447330099996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7.738181" calcext:value-type="float">
            <text:p>27.738181</text:p>
          </table:table-cell>
          <table:table-cell office:value-type="float" office:value="0.061724694998702" calcext:value-type="float">
            <text:p>0.06172469499870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95805" calcext:value-type="float">
            <text:p>2.495805</text:p>
          </table:table-cell>
          <table:table-cell office:value-type="float" office:value="0.00324980600271374" calcext:value-type="float">
            <text:p>0.00324980600271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.006362" calcext:value-type="float">
            <text:p>7.006362</text:p>
          </table:table-cell>
          <table:table-cell office:value-type="float" office:value="0.00803928301320411" calcext:value-type="float">
            <text:p>0.00803928301320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.60349" calcext:value-type="float">
            <text:p>6.60349</text:p>
          </table:table-cell>
          <table:table-cell office:value-type="float" office:value="0.0130113170016557" calcext:value-type="float">
            <text:p>0.01301131700165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0.349541" calcext:value-type="float">
            <text:p>20.349541</text:p>
          </table:table-cell>
          <table:table-cell office:value-type="float" office:value="0.152298308996251" calcext:value-type="float">
            <text:p>0.15229830899625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9.841406" calcext:value-type="float">
            <text:p>29.841406</text:p>
          </table:table-cell>
          <table:table-cell office:value-type="float" office:value="0.165259312008857" calcext:value-type="float">
            <text:p>0.16525931200885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.439569" calcext:value-type="float">
            <text:p>16.439569</text:p>
          </table:table-cell>
          <table:table-cell office:value-type="float" office:value="0.102025362997665" calcext:value-type="float">
            <text:p>0.10202536299766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.211895" calcext:value-type="float">
            <text:p>14.211895</text:p>
          </table:table-cell>
          <table:table-cell office:value-type="float" office:value="0.0151981529925251" calcext:value-type="float">
            <text:p>0.01519815299252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.747127" calcext:value-type="float">
            <text:p>12.747127</text:p>
          </table:table-cell>
          <table:table-cell office:value-type="float" office:value="0.0277943050023168" calcext:value-type="float">
            <text:p>0.02779430500231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.379323" calcext:value-type="float">
            <text:p>16.379323</text:p>
          </table:table-cell>
          <table:table-cell office:value-type="float" office:value="0.0222196319955401" calcext:value-type="float">
            <text:p>0.0222196319955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.93164" calcext:value-type="float">
            <text:p>6.93164</text:p>
          </table:table-cell>
          <table:table-cell office:value-type="float" office:value="0.0083762510039378" calcext:value-type="float">
            <text:p>0.00837625100393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164821" calcext:value-type="float">
            <text:p>6.164821</text:p>
          </table:table-cell>
          <table:table-cell office:value-type="float" office:value="0.00743111399060581" calcext:value-type="float">
            <text:p>0.00743111399060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72549" calcext:value-type="float">
            <text:p>4.572549</text:p>
          </table:table-cell>
          <table:table-cell office:value-type="float" office:value="0.00304551000590436" calcext:value-type="float">
            <text:p>0.00304551000590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.954138" calcext:value-type="float">
            <text:p>15.954138</text:p>
          </table:table-cell>
          <table:table-cell office:value-type="float" office:value="0.02906295399589" calcext:value-type="float">
            <text:p>0.0290629539958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.150533" calcext:value-type="float">
            <text:p>9.150533</text:p>
          </table:table-cell>
          <table:table-cell office:value-type="float" office:value="0.00366395000310149" calcext:value-type="float">
            <text:p>0.00366395000310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.915969" calcext:value-type="float">
            <text:p>2.915969</text:p>
          </table:table-cell>
          <table:table-cell office:value-type="float" office:value="0.00257356699148659" calcext:value-type="float">
            <text:p>0.00257356699148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.289887" calcext:value-type="float">
            <text:p>5.289887</text:p>
          </table:table-cell>
          <table:table-cell office:value-type="float" office:value="0.00255017299787141" calcext:value-type="float">
            <text:p>0.00255017299787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1.523452" calcext:value-type="float">
            <text:p>11.523452</text:p>
          </table:table-cell>
          <table:table-cell office:value-type="float" office:value="0.0927334090083605" calcext:value-type="float">
            <text:p>0.09273340900836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.800683" calcext:value-type="float">
            <text:p>5.800683</text:p>
          </table:table-cell>
          <table:table-cell office:value-type="float" office:value="0.00513777699961793" calcext:value-type="float">
            <text:p>0.00513777699961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.066146" calcext:value-type="float">
            <text:p>5.066146</text:p>
          </table:table-cell>
          <table:table-cell office:value-type="float" office:value="0.00406254299741704" calcext:value-type="float">
            <text:p>0.00406254299741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.603357" calcext:value-type="float">
            <text:p>16.603357</text:p>
          </table:table-cell>
          <table:table-cell office:value-type="float" office:value="0.0260457580006914" calcext:value-type="float">
            <text:p>0.02604575800069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.808765" calcext:value-type="float">
            <text:p>3.808765</text:p>
          </table:table-cell>
          <table:table-cell office:value-type="float" office:value="0.00552245399740059" calcext:value-type="float">
            <text:p>0.00552245399740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.375406" calcext:value-type="float">
            <text:p>8.375406</text:p>
          </table:table-cell>
          <table:table-cell office:value-type="float" office:value="0.00562491800519638" calcext:value-type="float">
            <text:p>0.00562491800519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.056998" calcext:value-type="float">
            <text:p>5.056998</text:p>
          </table:table-cell>
          <table:table-cell office:value-type="float" office:value="0.014719528000569" calcext:value-type="float">
            <text:p>0.01471952800056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.465033" calcext:value-type="float">
            <text:p>8.465033</text:p>
          </table:table-cell>
          <table:table-cell office:value-type="float" office:value="0.00783645999035798" calcext:value-type="float">
            <text:p>0.00783645999035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.737518" calcext:value-type="float">
            <text:p>29.737518</text:p>
          </table:table-cell>
          <table:table-cell office:value-type="float" office:value="0.0611491059971741" calcext:value-type="float">
            <text:p>0.06114910599717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.097587" calcext:value-type="float">
            <text:p>15.097587</text:p>
          </table:table-cell>
          <table:table-cell office:value-type="float" office:value="0.0138511559925973" calcext:value-type="float">
            <text:p>0.01385115599259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.039449" calcext:value-type="float">
            <text:p>10.039449</text:p>
          </table:table-cell>
          <table:table-cell office:value-type="float" office:value="0.00699283499852754" calcext:value-type="float">
            <text:p>0.00699283499852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9.235403" calcext:value-type="float">
            <text:p>19.235403</text:p>
          </table:table-cell>
          <table:table-cell office:value-type="float" office:value="0.0101546350051649" calcext:value-type="float">
            <text:p>0.01015463500516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.925199" calcext:value-type="float">
            <text:p>6.925199</text:p>
          </table:table-cell>
          <table:table-cell office:value-type="float" office:value="0.00509245099965483" calcext:value-type="float">
            <text:p>0.00509245099965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.89976" calcext:value-type="float">
            <text:p>8.89976</text:p>
          </table:table-cell>
          <table:table-cell office:value-type="float" office:value="0.0198632259998703" calcext:value-type="float">
            <text:p>0.0198632259998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.536481" calcext:value-type="float">
            <text:p>5.536481</text:p>
          </table:table-cell>
          <table:table-cell office:value-type="float" office:value="0.00452240298909601" calcext:value-type="float">
            <text:p>0.00452240298909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.572549" calcext:value-type="float">
            <text:p>4.572549</text:p>
          </table:table-cell>
          <table:table-cell office:value-type="float" office:value="0.00416849298926536" calcext:value-type="float">
            <text:p>0.00416849298926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9.265962" calcext:value-type="float">
            <text:p>19.265962</text:p>
          </table:table-cell>
          <table:table-cell office:value-type="float" office:value="0.03807219301234" calcext:value-type="float">
            <text:p>0.03807219301234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.728575" calcext:value-type="float">
            <text:p>9.728575</text:p>
          </table:table-cell>
          <table:table-cell office:value-type="float" office:value="0.0795854640018661" calcext:value-type="float">
            <text:p>0.07958546400186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.553469" calcext:value-type="float">
            <text:p>2.553469</text:p>
          </table:table-cell>
          <table:table-cell office:value-type="float" office:value="0.00446141700376757" calcext:value-type="float">
            <text:p>0.00446141700376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.021129" calcext:value-type="float">
            <text:p>7.021129</text:p>
          </table:table-cell>
          <table:table-cell office:value-type="float" office:value="0.00532524099980947" calcext:value-type="float">
            <text:p>0.00532524099980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8.08097" calcext:value-type="float">
            <text:p>18.08097</text:p>
          </table:table-cell>
          <table:table-cell office:value-type="float" office:value="0.0292921380023472" calcext:value-type="float">
            <text:p>0.02929213800234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860611" calcext:value-type="float">
            <text:p>6.860611</text:p>
          </table:table-cell>
          <table:table-cell office:value-type="float" office:value="0.163399343990022" calcext:value-type="float">
            <text:p>0.163399343990022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66146" calcext:value-type="float">
            <text:p>5.066146</text:p>
          </table:table-cell>
          <table:table-cell office:value-type="float" office:value="0.115783041008399" calcext:value-type="float">
            <text:p>0.11578304100839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50976230717959" calcext:value-type="float">
            <text:p>4.50976230717959</text:p>
          </table:table-cell>
          <table:table-cell office:value-type="float" office:value="0.113713016005931" calcext:value-type="float">
            <text:p>0.11371301600593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784799" calcext:value-type="float">
            <text:p>3.784799</text:p>
          </table:table-cell>
          <table:table-cell office:value-type="float" office:value="0.116660119994776" calcext:value-type="float">
            <text:p>0.116660119994776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.456586" calcext:value-type="float">
            <text:p>20.456586</text:p>
          </table:table-cell>
          <table:table-cell office:value-type="float" office:value="0.113171321994741" calcext:value-type="float">
            <text:p>0.11317132199474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1.978732" calcext:value-type="float">
            <text:p>41.978732</text:p>
          </table:table-cell>
          <table:table-cell office:value-type="float" office:value="0.117991959006758" calcext:value-type="float">
            <text:p>0.11799195900675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53241761435917" calcext:value-type="float">
            <text:p>6.53241761435917</text:p>
          </table:table-cell>
          <table:table-cell office:value-type="float" office:value="0.11781984299887" calcext:value-type="float">
            <text:p>0.1178198429988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.41802730717959" calcext:value-type="float">
            <text:p>8.41802730717959</text:p>
          </table:table-cell>
          <table:table-cell office:value-type="float" office:value="0.115728347998811" calcext:value-type="float">
            <text:p>0.11572834799881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95498030717959" calcext:value-type="float">
            <text:p>5.95498030717959</text:p>
          </table:table-cell>
          <table:table-cell office:value-type="float" office:value="0.105534689995693" calcext:value-type="float">
            <text:p>0.10553468999569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82449430717959" calcext:value-type="float">
            <text:p>3.82449430717959</text:p>
          </table:table-cell>
          <table:table-cell office:value-type="float" office:value="0.106086913991021" calcext:value-type="float">
            <text:p>0.10608691399102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.311277" calcext:value-type="float">
            <text:p>29.311277</text:p>
          </table:table-cell>
          <table:table-cell office:value-type="float" office:value="0.117117053989205" calcext:value-type="float">
            <text:p>0.11711705398920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.0753758" calcext:value-type="float">
            <text:p>30.0753758</text:p>
          </table:table-cell>
          <table:table-cell office:value-type="float" office:value="0.116963805005071" calcext:value-type="float">
            <text:p>0.11696380500507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.45684" calcext:value-type="float">
            <text:p>4.45684</text:p>
          </table:table-cell>
          <table:table-cell office:value-type="float" office:value="0.112743272999069" calcext:value-type="float">
            <text:p>0.112743272999069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.106279" calcext:value-type="float">
            <text:p>16.106279</text:p>
          </table:table-cell>
          <table:table-cell office:value-type="float" office:value="0.107943074006471" calcext:value-type="float">
            <text:p>0.10794307400647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.384226" calcext:value-type="float">
            <text:p>31.384226</text:p>
          </table:table-cell>
          <table:table-cell office:value-type="float" office:value="0.113347886988777" calcext:value-type="float">
            <text:p>0.113347886988777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13457330717959" calcext:value-type="float">
            <text:p>9.13457330717959</text:p>
          </table:table-cell>
          <table:table-cell office:value-type="float" office:value="0.10717801800638" calcext:value-type="float">
            <text:p>0.10717801800638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.368595" calcext:value-type="float">
            <text:p>16.368595</text:p>
          </table:table-cell>
          <table:table-cell office:value-type="float" office:value="0.112246122997021" calcext:value-type="float">
            <text:p>0.11224612299702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.771911" calcext:value-type="float">
            <text:p>14.771911</text:p>
          </table:table-cell>
          <table:table-cell office:value-type="float" office:value="0.10872783800005" calcext:value-type="float">
            <text:p>0.10872783800005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.522867" calcext:value-type="float">
            <text:p>4.522867</text:p>
          </table:table-cell>
          <table:table-cell office:value-type="float" office:value="0.105049040997983" calcext:value-type="float">
            <text:p>0.10504904099798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.18728930717959" calcext:value-type="float">
            <text:p>4.18728930717959</text:p>
          </table:table-cell>
          <table:table-cell office:value-type="float" office:value="0.116275862994371" calcext:value-type="float">
            <text:p>0.11627586299437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4T17:07:51.084060882</dc:date>
    <meta:editing-duration>PT5M24S</meta:editing-duration>
    <meta:editing-cycles>1</meta:editing-cycles>
    <meta:document-statistic meta:table-count="1" meta:cell-count="581" meta:object-count="0"/>
    <meta:generator>LibreOffice/6.0.7.3$Linux_X86_64 LibreOffice_project/00m0$Build-3</meta:generator>
  </office:meta>
</office:document-meta>
</file>